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鉄格子を開けるレバーのようだが、凍りついて
動か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appears to be the lever that will open the
steel bar door, but it's frozen solid.</text:p>
          </table:table-cell>
          <table:table-cell table:number-columns-repeated="1020"/>
        </table:table-row>
        <table:table-row>
          <table:table-cell table:style-name="ce0" office:value-type="string">
            <text:p>重いものをぶつけて衝撃を与えれば
作動するかもしれ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ight be able to operate it by slamming
something heavy into it.</text:p>
          </table:table-cell>
          <table:table-cell table:number-columns-repeated="1020"/>
        </table:table-row>
        <table:table-row>
          <table:table-cell table:style-name="ce0" office:value-type="string">
            <text:p>青の輝き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 Blue Radianc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